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rapport</text:p>
      <text:p text:style-name="P4"/>
      <text:p text:style-name="P4">Testfall 1</text:p>
      <text:p text:style-name="P4"/>
      <text:p text:style-name="P2">Version: Supesu 2014-04-21</text:p>
      <text:p text:style-name="P2"/>
      <text:p text:style-name="P3">Testas genom kompilering av kod och sedan körs manuellt.</text:p>
      <text:p text:style-name="P2"/>
      <text:p text:style-name="P2">Resultat</text:p>
      <text:p text:style-name="P3"/>
      <text:p text:style-name="P3">Pass</text:p>
      <text:p text:style-name="P2"/>
      <text:p text:style-name="P2">Analys</text:p>
      <text:p text:style-name="P3">Menyn känns responsiv och bra, den första skärmen skulle man kunna hoppa till titeln genom att bara trycka, blir mer responsivt så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S</meta:editing-duration>
    <meta:editing-cycles>7</meta:editing-cycles>
    <meta:generator>OpenOffice/4.0.1$Win32 OpenOffice.org_project/401m5$Build-9714</meta:generator>
    <dc:date>2014-05-28T18:22:23.81</dc:date>
    <meta:document-statistic meta:table-count="0" meta:image-count="0" meta:object-count="0" meta:page-count="1" meta:paragraph-count="8" meta:word-count="40" meta:character-count="252"/>
    <meta:user-defined meta:name="Info 1"/>
    <meta:user-defined meta:name="Info 2"/>
    <meta:user-defined meta:name="Info 3"/>
    <meta:user-defined meta:name="Info 4"/>
  </office:meta>
</office:document-meta>
</file>